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1cb1"/>
    </style:style>
    <style:style style:name="T1" style:family="text">
      <style:text-properties officeooo:rsid="00021cb1"/>
    </style:style>
    <style:style style:name="T2" style:family="text">
      <style:text-properties officeooo:rsid="00028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me nous pouvons l’observer dans le tableau de mesure, les mesures d’un bout </text:span><text:span text:style-name="T2">à</text:span><text:span text:style-name="T1"> l’autre de la chaîne ont un espace significatif de <text:s text:c="8"/>%. Cela est peut-être d</text:span><text:span text:style-name="T2">û</text:span><text:span text:style-name="T1"> au temps de traitement de l’Arduino ou encore des programmes qui seuls, marche</text:span><text:span text:style-name="T2">nt </text:span><text:span text:style-name="T1">parfaitement, mais mis en relation les données reçue</text:span><text:span text:style-name="T2">s</text:span><text:span text:style-name="T1"> diffère</text:span><text:span text:style-name="T2">nt</text:span><text:span text:style-name="T1"> des données envoyé</text:span><text:span text:style-name="T2">es.</text:span><text:span text:style-name="T1"> </text:span><text:span text:style-name="T2">Cela peut s’expliquer </text:span><text:span text:style-name="T1">par de petite</text:span><text:span text:style-name="T2">s </text:span><text:span text:style-name="T1">différence</text:span><text:span text:style-name="T2">s</text:span><text:span text:style-name="T1"> dans les calculs de conversion </text:span><text:span text:style-name="T2">qui ne peuvent récupérer les données originalement envoyé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1:59:02.163000000</meta:creation-date>
    <dc:date>2021-03-09T22:13:58.453000000</dc:date>
    <meta:editing-duration>PT4M15S</meta:editing-duration>
    <meta:editing-cycles>1</meta:editing-cycles>
    <meta:document-statistic meta:table-count="0" meta:image-count="0" meta:object-count="0" meta:page-count="1" meta:paragraph-count="1" meta:word-count="73" meta:character-count="472" meta:non-whitespace-character-count="392"/>
    <meta:generator>LibreOffice/7.0.3.1$Windows_X86_64 LibreOffice_project/d7547858d014d4cf69878db179d326fc3483e082</meta:generator>
  </office:meta>
</office:document-meta>
</file>